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812cm"/>
    </style:style>
    <style:style style:name="co4" style:family="table-column">
      <style:table-column-properties fo:break-before="auto" style:column-width="0.7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72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2.743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1.70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2.058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>
      <style:table-cell-properties fo:border="0.002cm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ff" fo:border="0.002cm solid #000000"/>
    </style:style>
    <style:style style:name="ce9" style:family="table-cell" style:parent-style-name="Default">
      <style:table-cell-properties fo:background-color="#ccff99" fo:border="0.002cm solid #000000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ffccff" fo:border="0.002cm solid #000000"/>
      <style:text-properties style:use-window-font-color="true"/>
    </style:style>
    <style:style style:name="ce3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11.64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" table:number-columns-repeated="989"/>
        </table:table-row>
        <table:table-row table:style-name="ro1">
          <table:table-cell table:style-name="ce4" office:value-type="string" table:number-columns-spanned="1" table:number-rows-spanned="17">
            <text:p>Email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Ol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Old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Old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NewEmail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New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New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New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5" office:value-type="string" table:number-columns-spanned="1" table:number-rows-spanned="7">
            <text:p>LogEv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Admin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14">
            <text:p>Password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NewPassword</text:p>
          </table:table-cell>
          <table:table-cell table:style-name="ce14" office:value-type="string">
            <text:p>Varbinary(255)</text:p>
          </table:table-cell>
          <table:table-cell table:style-name="ce6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1">
            <text:p>PreRegistered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PreRegTime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ReadyForApprova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3">
            <text:p>Pre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4">
            <text:p>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Start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4">
            <text:p>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re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Autho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Writ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Read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CanLogIn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LogI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Ba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Actio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478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GWM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11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543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>
          <table:table-cell table:style-name="ce4" office:value-type="string" table:number-columns-spanned="1" table:number-rows-spanned="3">
            <text:p>IPAddress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</table:table-row>
        <table:table-row table:style-name="ro1">
          <table:covered-table-cell table:style-name="ce6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M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4" table:default-cell-style-name="Default"/>
        <table:table-column table:style-name="co5" table:number-columns-repeated="988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19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76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style-name="ce20" table:number-columns-repeated="988"/>
        </table:table-row>
        <table:table-row table:style-name="ro1">
          <table:table-cell table:style-name="ce4" office:value-type="string" table:number-columns-spanned="1" table:number-rows-spanned="8">
            <text:p>Forum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Section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Messa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hread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</text:p>
          </table:table-cell>
          <table:table-cell table:style-name="ce22" office:value-type="string">
            <text:p>varchar(16368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Checksum</text:p>
          </table:table-cell>
          <table:table-cell table:style-name="ce22" office:value-type="string">
            <text:p>varbinary(4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9">
            <text:p>Sec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9" office:value-type="string">
            <text:p>Parent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Type</text:p>
          </table:table-cell>
          <table:table-cell table:style-name="ce14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ren</text:p>
          </table:table-cell>
          <table:table-cell table:style-name="ce14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Thread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Forum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Name</text:p>
          </table:table-cell>
          <table:table-cell table:style-name="ce22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Message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 table:number-rows-repeated="1048535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NM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20" table:default-cell-style-name="ce18"/>
        <table:table-column table:style-name="co5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33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8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8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8"/>
        </table:table-row>
        <table:table-row table:style-name="ro1">
          <table:table-cell table:style-name="ce4" office:value-type="string" table:number-columns-spanned="1" table:number-rows-spanned="6">
            <text:p>Notifica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6" office:value-type="string">
            <text:p>Text</text:p>
          </table:table-cell>
          <table:table-cell table:style-name="ce14" office:value-type="string">
            <text:p>text</text:p>
          </table:table-cell>
          <table:table-cell table:style-name="ce14"/>
          <table:table-cell table:number-columns-repeated="988"/>
        </table:table-row>
        <table:table-row table:style-name="ro1">
          <table:covered-table-cell table:style-name="ce6"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6"/>
          <table:table-cell table:style-name="ce9" office:value-type="string">
            <text:p>IsRea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9" office:value-type="string">
            <text:p>ToR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5">
            <text:p>Resources</text:p>
          </table:table-cell>
          <table:table-cell table:style-name="ce31" office:value-type="string">
            <text:p>Id</text:p>
          </table:table-cell>
          <table:table-cell table:style-name="ce32" office:value-type="string">
            <text:p>bigint</text:p>
          </table:table-cell>
          <table:table-cell table:style-name="ce3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ype</text:p>
          </table:table-cell>
          <table:table-cell table:style-name="ce22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Text</text:p>
          </table:table-cell>
          <table:table-cell table:style-name="ce22" office:value-type="string">
            <text:p>text</text:p>
          </table:table-cell>
          <table:table-cell table:style-name="ce22"/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Number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6">
            <text:p>SystemEvents</text:p>
          </table:table-cell>
          <table:table-cell table:style-name="ce31" office:value-type="string">
            <text:p>Id</text:p>
          </table:table-cell>
          <table:table-cell table:style-name="ce32" office:value-type="string">
            <text:p>bigint</text:p>
          </table:table-cell>
          <table:table-cell table:style-name="ce32" office:value-type="string">
            <text:p>PK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Message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/>
          <table:covered-table-cell table:number-columns-repeated="2" table:style-name="Default"/>
          <table:table-cell table:number-columns-repeated="98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988"/>
        </table:table-row>
        <table:table-row table:style-name="ro1" table:number-rows-repeated="1048542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SM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864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3">
            <text:p>Thread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21" office:value-type="string">
            <text:p>User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3">
            <text:p>User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564">
          <table:table-cell table:number-columns-repeated="993"/>
        </table:table-row>
        <table:table-row table:style-name="ro1">
          <table:table-cell table:number-columns-repeated="993"/>
        </table:table-row>
      </table:table>
      <table:database-ranges>
        <table:database-range table:target-range-address="ACM.F35:ACM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31">31/10/2024</text:date>, <text:time>02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5$Win32 OpenOffice.org_project/4115m2$Build-9813</meta:generator>
    <meta:document-statistic meta:table-count="5" meta:cell-count="438" meta:object-count="0"/>
  </office:meta>
</office:document-meta>
</file>